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0F0000000D0F2BE12C69EC836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oogle Sans" svg:font-family="'Google Sans', Helvetica, sans-serif"/>
    <style:font-face style:name="Google Sans Display" svg:font-family="'Google Sans Display'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oboto" svg:font-family="Roboto, Arial, sans-serif"/>
    <style:font-face style:name="Roboto Mono" svg:font-family="'Roboto Mono', monospace"/>
    <style:font-face style:name="Roboto1" svg:font-family="Roboto, sans-serif"/>
  </office:font-face-decls>
  <office:automatic-styles>
    <style:style style:name="P1" style:family="paragraph" style:parent-style-name="Standard">
      <style:text-properties officeooo:rsid="001578b7" officeooo:paragraph-rsid="001578b7"/>
    </style:style>
    <style:style style:name="P2" style:family="paragraph" style:parent-style-name="Standard">
      <style:text-properties officeooo:paragraph-rsid="001578b7"/>
    </style:style>
    <style:style style:name="P3" style:family="paragraph" style:parent-style-name="Heading_20_1">
      <style:text-properties fo:font-variant="normal" fo:text-transform="none" fo:color="#202124" loext:opacity="100%" style:font-name="Google Sans Display" fo:font-size="48pt" fo:font-style="normal" fo:font-weight="normal" officeooo:paragraph-rsid="001578b7"/>
    </style:style>
    <style:style style:name="P4" style:family="paragraph" style:parent-style-name="Heading_20_2">
      <style:paragraph-properties fo:margin-left="0cm" fo:margin-right="0cm" fo:margin-top="4.233cm" fo:margin-bottom="0.847cm" style:contextual-spacing="false" fo:line-height="120%" fo:orphans="2" fo:widows="2" fo:text-indent="0cm" style:auto-text-indent="false" fo:padding="0cm" fo:border="none"/>
      <style:text-properties fo:font-variant="normal" fo:text-transform="none" fo:color="#202124" loext:opacity="100%" style:font-name="Google Sans" fo:font-size="22.5pt" fo:letter-spacing="normal" fo:font-style="normal" fo:font-weight="normal"/>
    </style:style>
    <style:style style:name="P5" style:family="paragraph" style:parent-style-name="Heading_20_2">
      <style:text-properties fo:font-variant="normal" fo:text-transform="none" fo:color="#202124" loext:opacity="100%" style:font-name="Google Sans" fo:font-size="22.5pt" fo:letter-spacing="normal" fo:font-style="normal" fo:font-weight="normal" officeooo:paragraph-rsid="001578b7"/>
    </style:style>
    <style:style style:name="P6" style:family="paragraph" style:parent-style-name="Heading_20_3">
      <style:paragraph-properties fo:margin-left="0cm" fo:margin-right="0cm" fo:margin-top="1.482cm" fo:margin-bottom="0.847cm" style:contextual-spacing="false" fo:line-height="120%" fo:orphans="2" fo:widows="2" fo:text-indent="0cm" style:auto-text-indent="false" fo:padding="0cm" fo:border="none"/>
      <style:text-properties fo:font-variant="normal" fo:text-transform="none" fo:color="#202124" loext:opacity="100%" style:font-name="Roboto1" fo:font-size="18pt" fo:letter-spacing="normal" fo:font-style="normal" fo:font-weight="normal"/>
    </style:style>
    <style:style style:name="P7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style:contextual-spacing="false" fo:text-indent="0cm" style:auto-text-indent="false" fo:background-color="#ffffff"/>
      <style:text-properties fo:color="#000000" loext:opacity="100%" style:font-name="Roboto Mono" fo:font-size="10.5pt"/>
    </style:style>
    <style:style style:name="P8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background-color="#ffffff"/>
      <style:text-properties fo:color="#000000" loext:opacity="100%"/>
    </style:style>
    <style:style style:name="P9" style:family="paragraph" style:parent-style-name="Preformatted_20_Text">
      <loext:graphic-properties draw:fill="solid" draw:fill-color="#2b2b2b" draw:opacity="100%"/>
      <style:paragraph-properties fo:margin-left="0cm" fo:margin-right="0cm" fo:margin-top="0cm" fo:margin-bottom="0cm" style:contextual-spacing="false" fo:text-indent="0cm" style:auto-text-indent="false" fo:background-color="#2b2b2b"/>
      <style:text-properties fo:color="#f8f8f2" loext:opacity="100%" style:font-name="Roboto Mono" fo:font-size="10.5pt"/>
    </style:style>
    <style:style style:name="P10" style:family="paragraph" style:parent-style-name="Preformatted_20_Text">
      <loext:graphic-properties draw:fill="solid" draw:fill-color="#2b2b2b" draw:opacity="100%"/>
      <style:paragraph-properties fo:margin-top="0cm" fo:margin-bottom="0cm" style:contextual-spacing="false" fo:background-color="#2b2b2b"/>
      <style:text-properties fo:color="#f8f8f2" loext:opacity="100%" style:font-name="Roboto Mono" fo:font-size="10.5pt"/>
    </style:style>
    <style:style style:name="P11" style:family="paragraph" style:parent-style-name="Standard">
      <style:text-properties officeooo:paragraph-rsid="001578b7"/>
    </style:style>
    <style:style style:name="P12" style:family="paragraph" style:parent-style-name="Text_20_body">
      <style:paragraph-properties fo:margin-left="0cm" fo:margin-right="0cm" fo:margin-top="0cm" fo:margin-bottom="0.635cm" style:contextual-spacing="false" fo:line-height="160%" fo:orphans="2" fo:widows="2" fo:text-indent="0cm" style:auto-text-indent="false" fo:padding="0cm" fo:border="none"/>
      <style:text-properties fo:font-variant="normal" fo:text-transform="none" fo:color="#202124" loext:opacity="100%" style:font-name="Roboto" fo:font-size="12pt" fo:letter-spacing="normal" fo:font-style="normal" fo:font-weight="normal"/>
    </style:style>
    <style:style style:name="P13" style:family="paragraph" style:parent-style-name="Text_20_body" style:list-style-name="L2">
      <style:paragraph-properties fo:margin-left="0cm" fo:margin-right="0cm" fo:margin-top="0cm" fo:margin-bottom="0.635cm" style:contextual-spacing="false" fo:line-height="160%" fo:orphans="2" fo:widows="2" fo:text-indent="0cm" style:auto-text-indent="false" fo:padding="0cm" fo:border="none"/>
      <style:text-properties fo:font-variant="normal" fo:text-transform="none" fo:color="#202124" loext:opacity="100%" style:font-name="Roboto" fo:font-size="12pt" fo:letter-spacing="normal" fo:font-style="normal" fo:font-weight="normal"/>
    </style:style>
    <style:style style:name="P14" style:family="paragraph" style:parent-style-name="Text_20_body" style:list-style-name="L4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202124" loext:opacity="100%" style:font-name="Roboto" fo:font-size="12pt" fo:letter-spacing="normal" fo:font-style="normal" fo:font-weight="normal"/>
    </style:style>
    <style:style style:name="P15" style:family="paragraph" style:parent-style-name="Text_20_body" style:list-style-name="L5">
      <style:paragraph-properties fo:margin-left="0cm" fo:margin-right="0cm" fo:margin-top="0cm" fo:margin-bottom="0.635cm" style:contextual-spacing="false" fo:line-height="160%" fo:orphans="2" fo:widows="2" fo:text-indent="0cm" style:auto-text-indent="false" fo:padding="0cm" fo:border="none"/>
      <style:text-properties fo:font-variant="normal" fo:text-transform="none" fo:color="#202124" loext:opacity="100%" style:font-name="Roboto" fo:font-size="12pt" fo:letter-spacing="normal" fo:font-style="normal" fo:font-weight="normal"/>
    </style:style>
    <style:style style:name="P16" style:family="paragraph" style:parent-style-name="Text_20_body" style:list-style-name="L9">
      <style:paragraph-properties fo:margin-left="0cm" fo:margin-right="0cm" fo:margin-top="0cm" fo:margin-bottom="0.635cm" style:contextual-spacing="false" fo:line-height="160%" fo:orphans="2" fo:widows="2" fo:text-indent="0cm" style:auto-text-indent="false" fo:padding="0cm" fo:border="none"/>
      <style:text-properties fo:font-variant="normal" fo:text-transform="none" fo:color="#202124" loext:opacity="100%" style:font-name="Roboto" fo:font-size="12pt" fo:letter-spacing="normal" fo:font-style="normal" fo:font-weight="normal"/>
    </style:style>
    <style:style style:name="P17" style:family="paragraph" style:parent-style-name="Text_20_body" style:list-style-name="L12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202124" loext:opacity="100%" style:font-name="Roboto" fo:font-size="12pt" fo:letter-spacing="normal" fo:font-style="normal" fo:font-weight="normal"/>
    </style:style>
    <style:style style:name="P18" style:family="paragraph" style:parent-style-name="Text_20_body" style:list-style-name="L13">
      <style:paragraph-properties fo:margin-left="0cm" fo:margin-right="0cm" fo:margin-top="0cm" fo:margin-bottom="0.635cm" style:contextual-spacing="false" fo:line-height="160%" fo:orphans="2" fo:widows="2" fo:text-indent="0cm" style:auto-text-indent="false" fo:padding="0cm" fo:border="none"/>
      <style:text-properties fo:font-variant="normal" fo:text-transform="none" fo:color="#202124" loext:opacity="100%" style:font-name="Roboto" fo:font-size="12pt" fo:letter-spacing="normal" fo:font-style="normal" fo:font-weight="normal"/>
    </style:style>
    <style:style style:name="P19" style:family="paragraph" style:parent-style-name="Text_20_body" style:list-style-name="L1">
      <style:paragraph-properties fo:margin-left="0cm" fo:margin-right="0cm" fo:margin-top="0cm" fo:margin-bottom="0.635cm" style:contextual-spacing="false" fo:line-height="160%" fo:orphans="2" fo:widows="2" fo:text-indent="0cm" style:auto-text-indent="false" fo:padding="0cm" fo:border="none"/>
    </style:style>
    <style:style style:name="P20" style:family="paragraph" style:parent-style-name="Text_20_body" style:list-style-name="L2">
      <style:paragraph-properties fo:margin-left="0cm" fo:margin-right="0cm" fo:margin-top="0cm" fo:margin-bottom="0.635cm" style:contextual-spacing="false" fo:line-height="160%" fo:orphans="2" fo:widows="2" fo:text-indent="0cm" style:auto-text-indent="false" fo:padding="0cm" fo:border="none"/>
    </style:style>
    <style:style style:name="P21" style:family="paragraph" style:parent-style-name="Text_20_body" style:list-style-name="L3">
      <style:paragraph-properties fo:margin-left="0cm" fo:margin-right="0cm" fo:margin-top="0cm" fo:margin-bottom="0.635cm" style:contextual-spacing="false" fo:line-height="160%" fo:orphans="2" fo:widows="2" fo:text-indent="0cm" style:auto-text-indent="false" fo:padding="0cm" fo:border="none"/>
    </style:style>
    <style:style style:name="P22" style:family="paragraph" style:parent-style-name="Text_20_body">
      <style:paragraph-properties fo:margin-left="0cm" fo:margin-right="0cm" fo:margin-top="0cm" fo:margin-bottom="0.635cm" style:contextual-spacing="false" fo:line-height="160%" fo:orphans="2" fo:widows="2" fo:text-indent="0cm" style:auto-text-indent="false" fo:padding="0cm" fo:border="none"/>
    </style:style>
    <style:style style:name="P23" style:family="paragraph" style:parent-style-name="Text_20_body" style:list-style-name="L11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24" style:family="paragraph" style:parent-style-name="Text_20_body" style:list-style-name="L13">
      <style:paragraph-properties fo:margin-left="0cm" fo:margin-right="0cm" fo:margin-top="0cm" fo:margin-bottom="0.635cm" style:contextual-spacing="false" fo:line-height="160%" fo:orphans="2" fo:widows="2" fo:text-indent="0cm" style:auto-text-indent="false" fo:padding="0cm" fo:border="none"/>
    </style:style>
    <style:style style:name="P25" style:family="paragraph" style:parent-style-name="Text_20_body" style:list-style-name="L2">
      <style:paragraph-properties fo:margin-left="0cm" fo:margin-right="0cm" fo:margin-top="0cm" fo:margin-bottom="0.635cm" style:contextual-spacing="false" fo:line-height="100%" fo:orphans="2" fo:widows="2" fo:text-indent="0cm" style:auto-text-indent="false" fo:padding="0cm" fo:border="none"/>
    </style:style>
    <style:style style:name="P26" style:family="paragraph" style:parent-style-name="Text_20_body">
      <style:paragraph-properties fo:margin-left="0cm" fo:margin-right="0cm" fo:margin-top="0cm" fo:margin-bottom="0.635cm" style:contextual-spacing="false" fo:line-height="100%" fo:orphans="2" fo:widows="2" fo:text-indent="0cm" style:auto-text-indent="false" fo:padding="0cm" fo:border="none"/>
    </style:style>
    <style:style style:name="P27" style:family="paragraph" style:parent-style-name="Text_20_body" style:list-style-name="L6">
      <style:paragraph-properties fo:margin-left="0cm" fo:margin-right="0cm" fo:margin-top="0cm" fo:margin-bottom="0.635cm" style:contextual-spacing="false" fo:line-height="100%" fo:orphans="2" fo:widows="2" fo:text-indent="0cm" style:auto-text-indent="false" fo:padding="0cm" fo:border="none"/>
    </style:style>
    <style:style style:name="P28" style:family="paragraph" style:parent-style-name="Text_20_body" style:list-style-name="L7">
      <style:paragraph-properties fo:margin-left="0cm" fo:margin-right="0cm" fo:margin-top="0cm" fo:margin-bottom="0.635cm" style:contextual-spacing="false" fo:line-height="100%" fo:orphans="2" fo:widows="2" fo:text-indent="0cm" style:auto-text-indent="false" fo:padding="0cm" fo:border="none"/>
    </style:style>
    <style:style style:name="P29" style:family="paragraph" style:parent-style-name="Text_20_body" style:list-style-name="L8">
      <style:paragraph-properties fo:margin-left="0cm" fo:margin-right="0cm" fo:margin-top="0cm" fo:margin-bottom="0.635cm" style:contextual-spacing="false" fo:line-height="100%" fo:orphans="2" fo:widows="2" fo:text-indent="0cm" style:auto-text-indent="false" fo:padding="0cm" fo:border="none"/>
    </style:style>
    <style:style style:name="P30" style:family="paragraph" style:parent-style-name="Text_20_body" style:list-style-name="L10">
      <style:paragraph-properties fo:margin-left="0cm" fo:margin-right="0cm" fo:margin-top="0cm" fo:margin-bottom="0.635cm" style:contextual-spacing="false" fo:line-height="100%" fo:orphans="2" fo:widows="2" fo:text-indent="0cm" style:auto-text-indent="false" fo:padding="0cm" fo:border="none"/>
    </style:style>
    <style:style style:name="P31" style:family="paragraph" style:parent-style-name="Text_20_body">
      <style:paragraph-properties fo:margin-top="0cm" fo:margin-bottom="0cm" style:contextual-spacing="false"/>
    </style:style>
    <style:style style:name="P32" style:family="paragraph" style:parent-style-name="Text_20_body">
      <style:paragraph-properties fo:margin-left="0cm" fo:margin-right="0.212cm" fo:margin-top="0cm" fo:margin-bottom="0cm" style:contextual-spacing="false" fo:orphans="0" fo:text-indent="0cm" style:auto-text-indent="false"/>
      <style:text-properties loext:padding="0cm" loext:border="none"/>
    </style:style>
    <style:style style:name="P33" style:family="paragraph" style:parent-style-name="Text_20_body">
      <style:text-properties officeooo:paragraph-rsid="001578b7"/>
    </style:style>
    <style:style style:name="T1" style:family="text">
      <style:text-properties officeooo:rsid="001578b7"/>
    </style:style>
    <style:style style:name="T2" style:family="text">
      <style:text-properties fo:font-variant="normal" fo:text-transform="none" fo:color="#202124" loext:opacity="100%" style:font-name="Roboto" fo:font-size="12pt" fo:letter-spacing="normal" fo:font-style="normal" fo:font-weight="normal"/>
    </style:style>
    <style:style style:name="T3" style:family="text">
      <style:text-properties fo:font-variant="normal" fo:text-transform="none" fo:color="#202124" loext:opacity="100%" style:font-name="Roboto" fo:font-size="12pt" fo:letter-spacing="normal" fo:font-style="normal" fo:font-weight="normal" officeooo:rsid="001578b7"/>
    </style:style>
    <style:style style:name="T4" style:family="text">
      <style:text-properties fo:font-variant="normal" fo:text-transform="none" fo:color="#202124" loext:opacity="100%" style:font-name="Roboto" fo:font-size="12pt" fo:letter-spacing="normal" fo:font-style="normal" fo:font-weight="bold"/>
    </style:style>
    <style:style style:name="T5" style:family="text">
      <style:text-properties fo:font-variant="normal" fo:text-transform="none" fo:color="#202124" loext:opacity="100%" style:font-name="Roboto Mono" fo:font-size="11.25pt" fo:letter-spacing="normal" fo:font-style="normal" fo:font-weight="normal" loext:padding="0cm" loext:border="none"/>
    </style:style>
    <style:style style:name="T6" style:family="text">
      <style:text-properties fo:font-weight="bold"/>
    </style:style>
    <style:style style:name="T7" style:family="text">
      <style:text-properties style:font-name="Roboto Mono" fo:font-size="10.5pt"/>
    </style:style>
    <style:style style:name="T8" style:family="text">
      <style:text-properties fo:color="#dcc6e0" loext:opacity="100%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4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2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3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4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5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 text:start-value="2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 text:start-value="2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 text:start-value="3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Quadro7" text:anchor-type="page" text:anchor-page-number="1" svg:x="0cm" svg:y="0cm" svg:width="1.27cm" draw:z-index="7">
        <draw:text-box fo:min-height="1.27cm">
          <text:p text:style-name="Text_20_body"/>
        </draw:text-box>
      </draw:frame>
      <draw:frame draw:style-name="fr1" draw:name="Quadro6" text:anchor-type="page" text:anchor-page-number="1" svg:x="0cm" svg:y="0cm" svg:width="1.27cm" draw:z-index="6">
        <draw:text-box fo:min-height="1.27cm">
          <text:p text:style-name="Text_20_body"/>
        </draw:text-box>
      </draw:frame>
      <draw:frame draw:style-name="fr1" draw:name="Quadro5" text:anchor-type="page" text:anchor-page-number="1" svg:x="0cm" svg:y="0cm" svg:width="1.27cm" draw:z-index="5">
        <draw:text-box fo:min-height="1.27cm">
          <text:p text:style-name="Text_20_body"/>
        </draw:text-box>
      </draw:frame>
      <draw:frame draw:style-name="fr1" draw:name="Quadro4" text:anchor-type="page" text:anchor-page-number="1" svg:x="0cm" svg:y="0cm" svg:width="1.27cm" draw:z-index="4">
        <draw:text-box fo:min-height="1.27cm">
          <text:p text:style-name="Text_20_body"/>
        </draw:text-box>
      </draw:frame>
      <draw:frame draw:style-name="fr1" draw:name="Quadro3" text:anchor-type="page" text:anchor-page-number="1" svg:x="0cm" svg:y="0cm" svg:width="1.27cm" draw:z-index="3">
        <draw:text-box fo:min-height="1.27cm">
          <text:p text:style-name="Text_20_body"/>
        </draw:text-box>
      </draw:frame>
      <draw:frame draw:style-name="fr1" draw:name="Quadro2" text:anchor-type="page" text:anchor-page-number="1" svg:x="0cm" svg:y="0cm" svg:width="1.27cm" draw:z-index="2">
        <draw:text-box fo:min-height="1.27cm">
          <text:p text:style-name="Text_20_body"/>
        </draw:text-box>
      </draw:frame>
      <draw:frame draw:style-name="fr1" draw:name="Quadro1" text:anchor-type="page" text:anchor-page-number="1" svg:x="0cm" svg:y="0cm" svg:width="1.27cm" draw:z-index="1">
        <draw:text-box fo:min-height="1.27cm">
          <text:p text:style-name="Text_20_body"/>
        </draw:text-box>
      </draw:frame>
      <text:p text:style-name="P1">Nuvens privadas e virtuais vcp</text:p>
      <text:p text:style-name="P1">as redes na nuvem</text:p>
      <text:p text:style-name="P1"><text:tab/>lan wan </text:p>
      <text:p text:style-name="P1">funcionamento das redes…</text:p>
      <text:p text:style-name="P1">como googler networeks trabalha</text:p>
      <text:p text:style-name="P1">VPC – virtual private cloud</text:p>
      <text:p text:style-name="P1"><text:tab/>podem ser redes visinhas, mesmo que em zonas diferentes…</text:p>
      <text:p text:style-name="P1"><text:tab/>mascara /16 para não entrar em conflito com outras redes ou as criadas automaticamente…</text:p>
      <text:p text:style-name="P1">@rfs1918</text:p>
      <text:p text:style-name="P1">CIDR – roteamento entre domínio de redes</text:p>
      <text:p text:style-name="P1">ips públicos X ips internos</text:p>
      <text:p text:style-name="P1">VPC peering</text:p>
      <text:p text:style-name="P1">Shared VPC</text:p>
      <text:p text:style-name="P1"/>
      <text:p text:style-name="P1"/>
      <text:p text:style-name="P1">LAB</text:p>
      <text:p text:style-name="P1"/>
      <text:p text:style-name="P1"/>
      <text:p text:style-name="P1"/>
      <text:p text:style-name="P1">nuvem hibrida (vpc com outra network)</text:p>
      <text:p text:style-name="P1"><text:tab/>partner interconnect</text:p>
      <text:p text:style-name="P1"><text:tab/>dedicated interconnect</text:p>
      <text:p text:style-name="P1"><text:tab/>carrier peering</text:p>
      <text:p text:style-name="P1"><text:tab/>direct peering</text:p>
      <text:p text:style-name="P1"><text:tab/>Ipsec VPN</text:p>
      <text:p text:style-name="P1">load balancing</text:p>
      <text:p text:style-name="P1"><text:tab/>cloud load balancing </text:p>
      <text:p text:style-name="P1"/>
      <text:p text:style-name="P1"/>
      <text:p text:style-name="P1"/>
      <text:p text:style-name="P2"><text:span text:style-name="T3">Dedicated Interconnect</text:span><text:span text:style-name="T1"> </text:span><text:line-break/><text:span text:style-name="T2">Point of presence (PoP)</text:span> <text:line-break/><text:span text:style-name="T2">HTTP(S) Load Balancing</text:span> </text:p>
      <text:p text:style-name="P2"/>
      <text:p text:style-name="P2"/>
      <text:p text:style-name="P2"><text:a xlink:type="simple" xlink:href="https://www.cloudskillsboost.google/course_sessions/2636439/labs/344697" text:style-name="Internet_20_link" text:visited-style-name="Visited_20_Internet_20_Link">https://www.cloudskillsboost.google/course_sessions/2636439/labs/344697</text:a></text:p>
      <text:h text:style-name="P3" text:outline-level="1">Dataflow: Qwik Start - Python</text:h>
      <text:h text:style-name="P5" text:outline-level="2"><text:bookmark text:name="step2"/>Overview</text:h>
      <text:p text:style-name="P12">In this lab you will set up your Python development environment, get the Cloud Dataflow SDK for Python, and run an example pipeline using the Cloud Console</text:p>
      <text:h text:style-name="P5" text:outline-level="2"><text:bookmark text:name="step3"/><text:soft-page-break/>Setup and requirements</text:h>
      <text:h text:style-name="P6" text:outline-level="3">Before you click the Start Lab button</text:h>
      <text:h text:style-name="P5" text:outline-level="2"><text:bookmark text:name="step4"/>Task 1. Create a Cloud Storage bucket</text:h>
      <text:list text:style-name="L1">
        <text:list-item>
          <text:p text:style-name="P19"><text:span text:style-name="T2">On the </text:span><text:span text:style-name="Strong_20_Emphasis"><text:span text:style-name="T4">Navigation menu</text:span></text:span><text:span text:style-name="T2"> (</text:span><text:span text:style-name="T2"><draw:frame draw:style-name="fr2" draw:name="Figura1" text:anchor-type="as-char" svg:width="0.529cm" svg:height="0.459cm" draw:z-index="0"><draw:image xlink:href="Pictures/100000010000000F0000000D0F2BE12C69EC836D.png" xlink:type="simple" xlink:show="embed" xlink:actuate="onLoad" draw:mime-type="image/png"/><svg:title>Navigation menu icon</svg:title></draw:frame></text:span><text:span text:style-name="T2">), click </text:span><text:span text:style-name="Strong_20_Emphasis"><text:span text:style-name="T4">Cloud Storage</text:span></text:span><text:span text:style-name="T2"> &gt; </text:span><text:span text:style-name="Strong_20_Emphasis"><text:span text:style-name="T4">Buckets</text:span></text:span><text:span text:style-name="T2">.</text:span></text:p>
        </text:list-item>
        <text:list-item>
          <text:p text:style-name="P19"><text:span text:style-name="T2">Click </text:span><text:span text:style-name="Strong_20_Emphasis"><text:span text:style-name="T4">Create bucket</text:span></text:span><text:span text:style-name="T2">.</text:span></text:p>
        </text:list-item>
        <text:list-item>
          <text:p text:style-name="P19"><text:span text:style-name="T2">In the </text:span><text:span text:style-name="Strong_20_Emphasis"><text:span text:style-name="T4">Create bucket</text:span></text:span><text:span text:style-name="T2"> dialog, specify the following attributes:</text:span></text:p>
        </text:list-item>
      </text:list>
      <text:list text:style-name="L2">
        <text:list-item>
          <text:p text:style-name="P20"><text:span text:style-name="Emphasis"><text:span text:style-name="Strong_20_Emphasis"><text:span text:style-name="T4">Name</text:span></text:span></text:span><text:span text:style-name="T2">: A unique bucket name. Do not include sensitive information in the bucket name, as the bucket namespace is global and publicly visible.</text:span></text:p>
        </text:list-item>
        <text:list-item>
          <text:p text:style-name="P20"><text:span text:style-name="Emphasis"><text:span text:style-name="Strong_20_Emphasis"><text:span text:style-name="T4">Location type</text:span></text:span></text:span><text:span text:style-name="T2">: Multi-region</text:span></text:p>
        </text:list-item>
        <text:list-item>
          <text:p text:style-name="P25"><text:span text:style-name="Emphasis"><text:span text:style-name="Strong_20_Emphasis"><text:span text:style-name="T4">Location</text:span></text:span></text:span><text:span text:style-name="T2">: </text:span><text:span text:style-name="Source_20_Text"><text:span text:style-name="T5">us</text:span></text:span></text:p>
        </text:list-item>
        <text:list-item>
          <text:p text:style-name="P13">A location where bucket data will be stored.</text:p>
        </text:list-item>
      </text:list>
      <text:list text:style-name="L3">
        <text:list-item>
          <text:p text:style-name="P21"><text:span text:style-name="T2">Click </text:span><text:span text:style-name="Strong_20_Emphasis"><text:span text:style-name="T4">Create</text:span></text:span><text:span text:style-name="T2">.</text:span></text:p>
        </text:list-item>
        <text:list-item>
          <text:p text:style-name="P21"><text:span text:style-name="T2">If Prompted Public access will be prevented, click </text:span><text:span text:style-name="Strong_20_Emphasis"><text:span text:style-name="T4">Confirm</text:span></text:span><text:span text:style-name="T2">.</text:span></text:p>
        </text:list-item>
      </text:list>
      <text:p text:style-name="P22"><text:span text:style-name="Strong_20_Emphasis"><text:span text:style-name="T4">Test completed task</text:span></text:span></text:p>
      <text:p text:style-name="P22"><text:span text:style-name="T2">Click </text:span><text:span text:style-name="Strong_20_Emphasis"><text:span text:style-name="T4">Check</text:span></text:span></text:p>
      <text:h text:style-name="P5" text:outline-level="2"><text:bookmark text:name="step5"/>Task 2. Install pip and the Cloud Dataflow SDK</text:h>
      <text:list text:style-name="L4">
        <text:list-item>
          <text:p text:style-name="P14">The latest Cloud Dataflow SDK for Python requires a Python version &gt;= 3.7.</text:p>
        </text:list-item>
      </text:list>
      <text:p text:style-name="P26"><text:span text:style-name="T2">To ensure you are running the process with the correct version, run the </text:span><text:span text:style-name="Source_20_Text"><text:span text:style-name="T5">Python3.9</text:span></text:span><text:span text:style-name="T2"> Docker Image:</text:span></text:p>
      <text:p text:style-name="P7"><text:soft-page-break/>docker run -it -e DEVSHELL_PROJECT_ID=$DEVSHELL_PROJECT_ID python:3.9 /bin/bash</text:p>
      <text:p text:style-name="P32">Copied!</text:p>
      <text:p text:style-name="Text_20_body">content_copy</text:p>
      <text:p text:style-name="P12">This command pulls a Docker container with the latest stable version of Python 3.9 and then opens up a command shell for you to run the following commands inside your container.</text:p>
      <text:list text:style-name="L5">
        <text:list-item>
          <text:p text:style-name="P15">After the container is running, install the latest version of the Apache Beam for Python by running the following command from a virtual environment:</text:p>
        </text:list-item>
      </text:list>
      <text:p text:style-name="P7">pip install 'apache-beam[gcp]'==2.42.0</text:p>
      <text:p text:style-name="P32">Copied!</text:p>
      <text:p text:style-name="Text_20_body">content_copy</text:p>
      <text:p text:style-name="P12">You will see some warnings returned that are related to dependencies. It is safe to ignore them for this lab.</text:p>
      <text:list text:style-name="L6">
        <text:list-item>
          <text:p text:style-name="P27"><text:span text:style-name="T2">Run the </text:span><text:span text:style-name="Source_20_Text"><text:span text:style-name="T5">wordcount.py</text:span></text:span><text:span text:style-name="T2"> example locally by running the following command:</text:span></text:p>
        </text:list-item>
      </text:list>
      <text:p text:style-name="P7">python -m apache_beam.examples.wordcount --output OUTPUT_FILE</text:p>
      <text:p text:style-name="P32">Copied!</text:p>
      <text:p text:style-name="P31">content_copy</text:p>
      <text:p text:style-name="Text_20_body"><text:span text:style-name="Strong_20_Emphasis"><text:span text:style-name="T6">Note: </text:span></text:span>You installed `google-cloud-dataflow` but are executing `wordcount` with `Apache_beam`. The reason for this is that Cloud Dataflow is a distribution of [Apache Beam](https://github.com/Apache/beam).</text:p>
      <text:p text:style-name="P12">You may see a message similar to the following:</text:p>
      <text:p text:style-name="P9"><text:span text:style-name="T8">INFO</text:span>:root:Missing pipeline <text:span text:style-name="T8">option</text:span> (runner). Executing pipeline <text:span text:style-name="T8">using</text:span> the <text:span text:style-name="T8">default</text:span> runner: DirectRunner.</text:p>
      <text:p text:style-name="P10"><text:span text:style-name="T8">INFO</text:span>:oauth2client.client:Attempting <text:span text:style-name="T8">refresh</text:span> <text:span text:style-name="T8">to</text:span> obtain initial access_token</text:p>
      <text:p text:style-name="P12">This message can be ignored.</text:p>
      <text:list text:style-name="L7">
        <text:list-item>
          <text:p text:style-name="P28"><text:span text:style-name="T2">You can now list the files that are on your local cloud environment to get the name of the </text:span><text:span text:style-name="Source_20_Text"><text:span text:style-name="T5">OUTPUT_FILE</text:span></text:span><text:span text:style-name="T2">:</text:span></text:p>
        </text:list-item>
      </text:list>
      <text:p text:style-name="P7">ls</text:p>
      <text:p text:style-name="P32">Copied!</text:p>
      <text:p text:style-name="Text_20_body">content_copy</text:p>
      <text:list text:style-name="L8">
        <text:list-item>
          <text:p text:style-name="P29"><text:span text:style-name="T2">Copy the name of the </text:span><text:span text:style-name="Source_20_Text"><text:span text:style-name="T5">OUTPUT_FILE</text:span></text:span><text:span text:style-name="T2"> and </text:span><text:span text:style-name="Source_20_Text"><text:span text:style-name="T5">cat</text:span></text:span><text:span text:style-name="T2"> into it:</text:span></text:p>
        </text:list-item>
      </text:list>
      <text:p text:style-name="P7">cat &lt;file name&gt;</text:p>
      <text:p text:style-name="P32">Copied!</text:p>
      <text:p text:style-name="Text_20_body"><text:soft-page-break/>content_copy</text:p>
      <text:p text:style-name="P12">Your results show each word in the file and how many times it appears.</text:p>
      <text:h text:style-name="P4" text:outline-level="2"><text:bookmark text:name="step6"/>Task 3. Run an example pipeline remotely</text:h>
      <text:list text:style-name="L9">
        <text:list-item>
          <text:p text:style-name="P16">Set the BUCKET environment variable to the bucket you created earlier:</text:p>
        </text:list-item>
      </text:list>
      <text:p text:style-name="P7">BUCKET=gs://&lt;bucket name provided earlier&gt;</text:p>
      <text:p text:style-name="P32">Copied!</text:p>
      <text:p text:style-name="Text_20_body">content_copy</text:p>
      <text:list text:style-name="L10">
        <text:list-item>
          <text:p text:style-name="P30"><text:span text:style-name="T2">Now you'll run the </text:span><text:span text:style-name="Source_20_Text"><text:span text:style-name="T5">wordcount.py</text:span></text:span><text:span text:style-name="T2"> example remotely:</text:span></text:p>
        </text:list-item>
      </text:list>
      <text:p text:style-name="P7">python -m apache_beam.examples.wordcount --project $DEVSHELL_PROJECT_ID \</text:p>
      <text:p text:style-name="P8"><text:s text:c="2"/><text:span text:style-name="T7">--runner DataflowRunner \</text:span></text:p>
      <text:p text:style-name="P8"><text:s text:c="2"/><text:span text:style-name="T7">--staging_location $BUCKET/staging \</text:span></text:p>
      <text:p text:style-name="P8"><text:s text:c="2"/><text:span text:style-name="T7">--temp_location $BUCKET/temp \</text:span></text:p>
      <text:p text:style-name="P8"><text:s text:c="2"/><text:span text:style-name="T7">--output $BUCKET/results/output \</text:span></text:p>
      <text:p text:style-name="P8"><text:s text:c="2"/><text:span text:style-name="T7">--region us-west1</text:span></text:p>
      <text:p text:style-name="P32">Copied!</text:p>
      <text:p text:style-name="Text_20_body">content_copy</text:p>
      <text:p text:style-name="P12">In your output, wait until you see the message:</text:p>
      <text:p text:style-name="P9">JOB_MESSAGE_DETAILED: Workers have started successfully.</text:p>
      <text:p text:style-name="P12">Then continue with the lab.</text:p>
      <text:h text:style-name="P4" text:outline-level="2"><text:bookmark text:name="step7"/><text:soft-page-break/>Task 4. Check that your job succeeded</text:h>
      <text:list text:style-name="L11">
        <text:list-item>
          <text:p text:style-name="P23"><text:span text:style-name="T2">Open the Navigation menu and click </text:span><text:span text:style-name="Strong_20_Emphasis"><text:span text:style-name="T4">Dataflow</text:span></text:span><text:span text:style-name="T2"> from the list of services.</text:span></text:p>
        </text:list-item>
      </text:list>
      <text:p text:style-name="P22"><text:span text:style-name="T2">You should see your </text:span><text:span text:style-name="Strong_20_Emphasis"><text:span text:style-name="T4">wordcount</text:span></text:span><text:span text:style-name="T2"> job with a </text:span><text:span text:style-name="Strong_20_Emphasis"><text:span text:style-name="T4">status</text:span></text:span><text:span text:style-name="T2"> of </text:span><text:span text:style-name="Strong_20_Emphasis"><text:span text:style-name="T4">Running</text:span></text:span><text:span text:style-name="T2"> at first.</text:span></text:p>
      <text:list text:style-name="L12">
        <text:list-item>
          <text:p text:style-name="P17">Click on the name to watch the process. When all the boxes are checked off, you can continue watching the logs in Cloud Shell.</text:p>
        </text:list-item>
      </text:list>
      <text:p text:style-name="P22"><text:span text:style-name="T2">The process is complete when the status is </text:span><text:span text:style-name="Strong_20_Emphasis"><text:span text:style-name="T4">Succeeded</text:span></text:span><text:span text:style-name="T2">.</text:span></text:p>
      <text:p text:style-name="P22"><text:span text:style-name="Strong_20_Emphasis"><text:span text:style-name="T4">Test completed task</text:span></text:span></text:p>
      <text:p text:style-name="P22"><text:span text:style-name="T2">Click </text:span><text:span text:style-name="Strong_20_Emphasis"><text:span text:style-name="T4">Check</text:span></text:span></text:p>
      <text:p text:style-name="P33"><text:span text:style-name="T2">Click </text:span><text:span text:style-name="Strong_20_Emphasis"><text:span text:style-name="T4">Navigation menu</text:span></text:span><text:span text:style-name="T2"> &gt; </text:span><text:span text:style-name="Strong_20_Emphasis"><text:span text:style-name="T4">Cloud Storage</text:span></text:span><text:span text:style-name="T2"> in the Cloud Console.</text:span></text:p>
      <text:list text:style-name="L13">
        <text:list-item>
          <text:p text:style-name="P24"><text:span text:style-name="T2">Click on the name of your bucket. In your bucket, you should see the </text:span><text:span text:style-name="Strong_20_Emphasis"><text:span text:style-name="T4">results</text:span></text:span><text:span text:style-name="T2"> and </text:span><text:span text:style-name="Strong_20_Emphasis"><text:span text:style-name="T4">staging</text:span></text:span><text:span text:style-name="T2"> directories.</text:span></text:p>
        </text:list-item>
        <text:list-item>
          <text:p text:style-name="P24"><text:span text:style-name="T2">Click on the </text:span><text:span text:style-name="Strong_20_Emphasis"><text:span text:style-name="T4">results</text:span></text:span><text:span text:style-name="T2"> folder and you should see the output files that your job created:</text:span></text:p>
        </text:list-item>
        <text:list-item>
          <text:p text:style-name="P18">Click on a file to see the word counts it contains.</text:p>
        </text:list-item>
      </text:list>
      <text:h text:style-name="P4" text:outline-level="2"><text:bookmark text:name="step8"/><text:soft-page-break/>Task 5. Test your</text:h>
      <text:h text:style-name="P5" text:outline-level="2"><text:bookmark text:name="step9"/>Congratulations!</text:h>
      <text:h text:style-name="P6" text:outline-level="3">Finish your quest</text:h>
      <text:p text:style-name="P22"><text:span text:style-name="T2">This self-paced lab is part of the </text:span><text:a xlink:type="simple" xlink:href="https://google.qwiklabs.com/quests/34" office:target-frame-name="_blank" xlink:show="new" text:style-name="Internet_20_link" text:visited-style-name="Visited_20_Internet_20_Link">Baseline: Data, ML, AI</text:a><text:span text:style-name="T2"> quest. A quest is a series of related labs that form a learning path. Completing this quest earns you a badge to recognize your achievement. You can make your badge or badges public and link to them in your online resume or social media account. </text:span><text:a xlink:type="simple" xlink:href="https://www.cloudskillsboost.google/quests/34/enroll" office:target-frame-name="_blank" xlink:show="new" text:style-name="Internet_20_link" text:visited-style-name="Visited_20_Internet_20_Link">Enroll in this quest</text:a><text:span text:style-name="T2"> or any quest that contains this lab and get immediate completion credit. See the </text:span><text:a xlink:type="simple" xlink:href="http://cloudskillsboost.google/catalog" office:target-frame-name="_blank" xlink:show="new" text:style-name="Internet_20_link" text:visited-style-name="Visited_20_Internet_20_Link">Google Cloud Skills Boost catalog</text:a><text:span text:style-name="T2"> to see all available quests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oogle Sans" svg:font-family="'Google Sans', Helvetica, sans-serif"/>
    <style:font-face style:name="Google Sans Display" svg:font-family="'Google Sans Display'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oboto" svg:font-family="Roboto, Arial, sans-serif"/>
    <style:font-face style:name="Roboto Mono" svg:font-family="'Roboto Mono', monospace"/>
    <style:font-face style:name="Roboto1" svg:font-family="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7T10:41:18.448000000</meta:creation-date>
    <meta:generator>LibreOffice/7.4.2.3$Windows_X86_64 LibreOffice_project/382eef1f22670f7f4118c8c2dd222ec7ad009daf</meta:generator>
    <dc:date>2023-03-23T09:50:33.151000000</dc:date>
    <meta:editing-duration>P4DT5H1M4S</meta:editing-duration>
    <meta:editing-cycles>2</meta:editing-cycles>
    <meta:document-statistic meta:table-count="0" meta:image-count="1" meta:object-count="0" meta:page-count="6" meta:paragraph-count="103" meta:word-count="785" meta:character-count="4952" meta:non-whitespace-character-count="4272"/>
  </office:meta>
</office:document-meta>
</file>